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496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496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496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496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496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496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496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496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496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496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496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496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496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496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496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496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496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eyner José  Brito Garcí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5/6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962232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eurys Jesterline García Astudi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6223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0.91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2" meta:non-whitespace-character-count="1003"/>
    <meta:template xlink:type="simple" xlink:actuate="onRequest" xlink:title="Normal" xlink:href=""/>
  </office:meta>
</office:document-meta>
</file>